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lyt-cool-notes">
      <style:graphic-properties draw:fill-color="#ffffff" draw:auto-grow-height="true" fo:min-height="11.411cm"/>
    </style:style>
    <style:style style:name="pr2" style:family="presentation" style:parent-style-name="lyt-cool-title">
      <style:graphic-properties fo:min-height="3.257cm"/>
    </style:style>
    <style:style style:name="pr3" style:family="presentation" style:parent-style-name="lyt-cool-subtitle">
      <style:graphic-properties draw:fill-color="#ffffff" fo:min-height="13.61cm"/>
    </style:style>
    <style:style style:name="pr4" style:family="presentation" style:parent-style-name="lyt-cool-notes">
      <style:graphic-properties draw:fill-color="#ffffff" fo:min-height="11.16cm"/>
    </style:style>
    <style:style style:name="pr5" style:family="presentation" style:parent-style-name="lyt-cool-subtitle" style:list-style-name="L4">
      <style:graphic-properties draw:fill-color="#ffffff" fo:min-height="13.61cm"/>
    </style:style>
    <style:style style:name="pr6" style:family="presentation" style:parent-style-name="lyt-cool-subtitle" style:list-style-name="L4">
      <style:graphic-properties draw:fill-color="#ffffff" fo:min-height="13.61cm"/>
    </style:style>
    <style:style style:name="pr7" style:family="presentation" style:parent-style-name="lyt-cool-subtitle">
      <style:graphic-properties draw:fill-color="#ffffff" fo:min-height="13.537cm"/>
    </style:style>
    <style:style style:name="P1" style:family="paragraph">
      <style:text-properties fo:font-size="32pt"/>
    </style:style>
    <style:style style:name="P2" style:family="paragraph">
      <style:text-properties fo:font-size="24pt"/>
    </style:style>
    <style:style style:name="P3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>
        <draw:frame draw:style-name="gr1" draw:layer="layout" svg:width="25.69cm" svg:height="1.987cm" svg:x="1.8cm" svg:y="2cm">
          <draw:text-box>
            <text:p><text:span text:style-name="T1">Introduction To Research Computing</text:span></text:p>
          </draw:text-box>
        </draw:frame>
        <draw:frame draw:style-name="gr1" draw:layer="layout" svg:width="7.661cm" svg:height="2.301cm" svg:x="17.5cm" svg:y="17cm">
          <draw:text-box>
            <text:p><text:span text:style-name="T2">Mike Hull</text:span></text:p>
            <text:p><text:span text:style-name="T2">Kryz Gorgolewski</text:span></text:p>
          </draw:text-box>
        </draw:frame>
        <draw:frame draw:style-name="gr1" draw:layer="layout" svg:width="7.051cm" svg:height="1.276cm" svg:x="1.5cm" svg:y="17.724cm">
          <draw:text-box>
            <text:p><text:span text:style-name="T2">November 2009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1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0">
        <draw:frame presentation:style-name="pr2" draw:layer="layout" svg:width="23.912cm" svg:height="3.257cm" svg:x="2.058cm" svg:y="1.668cm" presentation:class="title">
          <draw:text-box>
            <text:p>Today</text:p>
          </draw:text-box>
        </draw:frame>
        <draw:frame presentation:style-name="pr3" draw:layer="layout" svg:width="23.912cm" svg:height="13.61cm" svg:x="2.058cm" svg:y="5.963cm" presentation:class="subtitle">
          <draw:text-box>
            <text:p>Overview, Motivation and Aims</text:p>
            <text:p/>
            <text:p>Quick Quiz</text:p>
            <text:p/>
            <text:p>Example From NC Coursework</text:p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0">
        <draw:frame presentation:style-name="pr2" draw:layer="layout" svg:width="23.912cm" svg:height="3.257cm" svg:x="2.058cm" svg:y="1.668cm" presentation:class="title">
          <draw:text-box>
            <text:p>Course Overview</text:p>
          </draw:text-box>
        </draw:frame>
        <draw:frame presentation:style-name="pr5" draw:layer="layout" svg:width="23.912cm" svg:height="13.61cm" svg:x="2.058cm" svg:y="5.963cm" presentation:class="subtitle">
          <draw:text-box>
            <text:list text:style-name="L4">
              <text:list-item>
                <text:p>Practical Computing</text:p>
              </text:list-item>
              <text:list-item>
                <text:p>“How to make you computer do what you want”</text:p>
                <text:p>(13 Weeks)</text:p>
                <text:p/>
              </text:list-item>
              <text:list-item>
                <text:p>Software Engineering</text:p>
                <text:p>“How not to fight with your code”</text:p>
                <text:p>(8? Weeks)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0">
        <draw:frame presentation:style-name="pr2" draw:layer="layout" svg:width="23.912cm" svg:height="3.257cm" svg:x="2.058cm" svg:y="1.668cm" presentation:class="title" presentation:user-transformed="true">
          <draw:text-box>
            <text:p>Motivation</text:p>
          </draw:text-box>
        </draw:frame>
        <draw:frame presentation:style-name="pr3" draw:layer="layout" svg:width="23.912cm" svg:height="13.61cm" svg:x="2.058cm" svg:y="5.963cm" presentation:class="subtitle">
          <draw:text-box>
            <text:list text:style-name="L4">
              <text:list-item>
                <text:p>Skills you will need to use and otherwise </text:p>
                <text:p>probably discover independently</text:p>
                <text:p/>
              </text:list-item>
              <text:list-item>
                <text:p>Improve awareness of tools</text:p>
                <text:p/>
              </text:list-item>
            </text:list>
            <text:list text:style-name="L5">
              <text:list-item>
                <text:p>Scientists and Software Development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0">
        <draw:frame presentation:style-name="pr2" draw:layer="layout" svg:width="23.912cm" svg:height="3.257cm" svg:x="2.058cm" svg:y="1.668cm" presentation:class="title" presentation:user-transformed="true">
          <draw:text-box>
            <text:p>Practical Computing</text:p>
          </draw:text-box>
        </draw:frame>
        <draw:frame presentation:style-name="pr3" draw:layer="layout" svg:width="23.912cm" svg:height="13.61cm" svg:x="2.058cm" svg:y="5.963cm" presentation:class="subtitle">
          <draw:text-box>
            <text:list text:style-name="L3">
              <text:list-item>
                <text:p>Getting Started with Linux</text:p>
                <text:p/>
              </text:list-item>
              <text:list-item>
                <text:p>Using Bash</text:p>
                <text:p/>
              </text:list-item>
              <text:list-item>
                <text:p>An Introduction to Scripting (Python)</text:p>
                <text:p/>
              </text:list-item>
              <text:list-item>
                <text:p>Version Control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0">
        <draw:frame presentation:style-name="pr2" draw:layer="layout" svg:width="23.912cm" svg:height="3.257cm" svg:x="2.058cm" svg:y="1.668cm" presentation:class="title">
          <draw:text-box>
            <text:p>Practical Computing</text:p>
          </draw:text-box>
        </draw:frame>
        <draw:frame presentation:style-name="pr3" draw:layer="layout" svg:width="23.912cm" svg:height="13.61cm" svg:x="2.058cm" svg:y="5.963cm" presentation:class="subtitle">
          <draw:text-box>
            <text:list text:style-name="L3">
              <text:list-item>
                <text:p>Writing Reports</text:p>
                <text:p/>
              </text:list-item>
              <text:list-item>
                <text:p>Making Figures</text:p>
                <text:p/>
              </text:list-item>
              <text:list-item>
                <text:p>Making Posters</text:p>
                <text:p/>
              </text:list-item>
              <text:list-item>
                <text:p>Making Presentations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0">
        <draw:frame presentation:style-name="pr2" draw:layer="layout" svg:width="23.912cm" svg:height="3.257cm" svg:x="2.058cm" svg:y="1.668cm" presentation:class="title" presentation:placeholder="true" presentation:user-transformed="true">
          <draw:text-box/>
        </draw:frame>
        <draw:frame presentation:style-name="pr6" draw:layer="layout" svg:width="23.912cm" svg:height="13.61cm" svg:x="2.058cm" svg:y="5.963cm" presentation:class="subtitle" presentation:user-transformed="true">
          <draw:text-box>
            <text:list text:style-name="L4">
              <text:list-item>
                <text:p>Tools for data visualisation</text:p>
                <text:p/>
              </text:list-item>
              <text:list-item>
                <text:p>More Linux &amp; Bash (Installing Programs)</text:p>
                <text:p/>
              </text:list-item>
              <text:list-item>
                <text:p>Introduction to databases</text:p>
                <text:p/>
              </text:list-item>
              <text:list-item>
                <text:p>Dependencies and Data Management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0">
        <draw:frame presentation:style-name="pr2" draw:layer="layout" svg:width="23.912cm" svg:height="3.257cm" svg:x="2.058cm" svg:y="1.668cm" presentation:class="title" presentation:placeholder="true">
          <draw:text-box/>
        </draw:frame>
        <draw:frame presentation:style-name="pr3" draw:layer="layout" svg:width="23.912cm" svg:height="13.61cm" svg:x="2.058cm" svg:y="5.963cm" presentation:class="subtitle">
          <draw:text-box>
            <text:list text:style-name="L3">
              <text:list-item>
                <text:p>Random Tips &amp; Tricks</text:p>
                <text:p/>
              </text:list-item>
              <text:list-item>
                <text:p>Over to you!?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0">
        <draw:frame presentation:style-name="pr2" draw:layer="layout" svg:width="23.912cm" svg:height="3.257cm" svg:x="2.058cm" svg:y="1.668cm" presentation:class="title">
          <draw:text-box>
            <text:p>Software Engineering</text:p>
          </draw:text-box>
        </draw:frame>
        <draw:frame presentation:style-name="pr7" draw:layer="layout" svg:width="23.912cm" svg:height="13.537cm" svg:x="2.058cm" svg:y="5.963cm" presentation:class="subtitle" presentation:user-transformed="true">
          <draw:text-box>
            <text:list text:style-name="L3">
              <text:list-item>
                <text:p>You will probably write quite a lot of code over your Ph.D</text:p>
                <text:p/>
              </text:list-item>
              <text:list-item>
                <text:p>Reproducible Research</text:p>
                <text:p/>
              </text:list-item>
              <text:list-item>
                <text:p>Writing code you don't come to hate.</text:p>
                <text:p/>
              </text:list-item>
              <text:list-item>
                <text:p>Writing code that is correct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0">
        <draw:frame presentation:style-name="pr2" draw:layer="layout" svg:width="23.912cm" svg:height="3.257cm" svg:x="2.058cm" svg:y="1.668cm" presentation:class="title">
          <draw:text-box>
            <text:p>Software Engineering</text:p>
          </draw:text-box>
        </draw:frame>
        <draw:frame presentation:style-name="pr3" draw:layer="layout" svg:width="23.912cm" svg:height="13.61cm" svg:x="2.058cm" svg:y="5.963cm" presentation:class="subtitle">
          <draw:text-box>
            <text:p>Features of good/bad code</text:p>
            <text:p/>
            <text:p>Writing good code in practice</text:p>
            <text:p/>
            <text:p>Higher-level design patterns</text:p>
            <text:p/>
            <text:p><text:span text:style-name="T3">[Testing/Optimising/Error Handling/Debugging...]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0">
        <draw:frame presentation:style-name="pr2" draw:layer="layout" svg:width="23.912cm" svg:height="3.257cm" svg:x="2.058cm" svg:y="1.668cm" presentation:class="title">
          <draw:text-box>
            <text:p>Example V1</text:p>
          </draw:text-box>
        </draw:frame>
        <draw:frame presentation:style-name="pr3" draw:layer="layout" svg:width="23.912cm" svg:height="13.61cm" svg:x="2.058cm" svg:y="5.963cm" presentation:class="subtitle">
          <draw:text-box>
            <text:p>Should look vaguely familiar!</text:p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0">
        <draw:frame presentation:style-name="pr2" draw:layer="layout" svg:width="23.912cm" svg:height="3.257cm" svg:x="2.058cm" svg:y="1.668cm" presentation:class="title">
          <draw:text-box>
            <text:p>Example V2</text:p>
          </draw:text-box>
        </draw:frame>
        <draw:frame presentation:style-name="pr3" draw:text-style-name="P1" draw:layer="layout" svg:width="23.912cm" svg:height="13.61cm" svg:x="2.058cm" svg:y="5.963cm" presentation:class="subtitle">
          <draw:text-box>
            <text:p text:style-name="P1">Automation of Saving Results</text:p>
            <text:p text:style-name="P1"/>
            <text:p text:style-name="P1"/>
          </draw:text-box>
        </draw:frame>
        <presentation:notes draw:style-name="dp2">
          <draw:page-thumbnail draw:style-name="gr2" draw:layer="layout" svg:width="13.706cm" svg:height="10.28cm" svg:x="3.647cm" svg:y="2.853cm" draw:page-number="12" presentation:class="page"/>
          <draw:frame presentation:style-name="pr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0">
        <draw:frame presentation:style-name="pr2" draw:layer="layout" svg:width="23.912cm" svg:height="3.257cm" svg:x="2.058cm" svg:y="1.668cm" presentation:class="title">
          <draw:text-box>
            <text:p>Example V3</text:p>
          </draw:text-box>
        </draw:frame>
        <draw:frame presentation:style-name="pr3" draw:layer="layout" svg:width="23.912cm" svg:height="13.61cm" svg:x="2.058cm" svg:y="5.963cm" presentation:class="subtitle">
          <draw:text-box>
            <text:list text:style-name="L6">
              <text:list-item>
                <text:p text:style-name="P3">Scripting of Simulations and Plotting </text:p>
              </text:list-item>
              <text:list-item>
                <text:p text:style-name="P3">Producing Vector Graphics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3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0">
        <draw:frame presentation:style-name="pr2" draw:layer="layout" svg:width="23.912cm" svg:height="3.257cm" svg:x="2.058cm" svg:y="1.668cm" presentation:class="title">
          <draw:text-box>
            <text:p>Example V4</text:p>
          </draw:text-box>
        </draw:frame>
        <draw:frame presentation:style-name="pr3" draw:layer="layout" svg:width="23.912cm" svg:height="13.61cm" svg:x="2.058cm" svg:y="5.963cm" presentation:class="subtitle">
          <draw:text-box>
            <text:p>Using Latex to produce a pdf</text:p>
            <text:p>Dependency management of scripts</text:p>
          </draw:text-box>
        </draw:frame>
        <presentation:notes draw:style-name="dp2">
          <draw:page-thumbnail draw:style-name="gr2" draw:layer="layout" svg:width="13.706cm" svg:height="10.28cm" svg:x="3.647cm" svg:y="2.853cm" draw:page-number="14" presentation:class="page"/>
          <draw:frame presentation:style-name="pr4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language="en" fo:country="GB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family-generic="roman" style:font-pitch="variable" fo:font-size="32pt" fo:language="en" fo:country="GB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language="en" fo:country="GB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language="en" fo:country="GB" fo:font-style="italic" fo:text-shadow="none" style:text-underline-style="none" fo:font-weight="bold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language="en" fo:country="GB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language="en" fo:country="GB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language="en" fo:country="GB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language="en" fo:country="GB" fo:font-style="normal" fo:text-shadow="none" style:text-underline-style="none" fo:font-weight="bold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draw:background-size="border" draw:fill="solid" draw:fill-color="#babed6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86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7cm" svg:height="0.269cm" svg:x="2.012cm" svg:y="19.658cm">
        <text:p/>
      </draw:rect>
      <draw:rect draw:style-name="Mgr3" draw:text-style-name="MP4" draw:layer="backgroundobjects" svg:width="22.479cm" svg:height="0.269cm" svg:x="5.52cm" svg:y="20.248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3">
      <draw:rect presentation:style-name="Mpr4" draw:text-style-name="MP4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86cm" svg:x="2.058cm" svg:y="5.838cm" presentation:class="outline" presentation:placeholder="true">
        <draw:text-box/>
      </draw:frame>
      <draw:rect presentation:style-name="Mpr5" draw:text-style-name="MP4" draw:layer="backgroundobjects" svg:width="0.505cm" svg:height="2.552cm" svg:x="0cm" svg:y="0cm">
        <text:p/>
      </draw:rect>
      <draw:rect presentation:style-name="Mpr5" draw:text-style-name="MP4" draw:layer="backgroundobjects" svg:width="0.505cm" svg:height="2.552cm" svg:x="0cm" svg:y="6.615cm">
        <text:p/>
      </draw:rect>
      <draw:rect presentation:style-name="Mpr5" draw:text-style-name="MP4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ael </meta:initial-creator>
    <meta:creation-date>2010-11-07T13:55:03</meta:creation-date>
    <meta:editing-duration>PT00H48M04S</meta:editing-duration>
    <meta:editing-cycles>30</meta:editing-cycles>
    <dc:date>2010-11-07T14:38:52</dc:date>
    <dc:creator>michael </dc:creator>
    <meta:generator>OpenOffice.org/3.2$Linux OpenOffice.org_project/320m19$Build-9505</meta:generator>
    <meta:document-statistic meta:object-count="92"/>
  </office:meta>
</office:document-meta>
</file>